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316800" calcext:value-type="float">
            <text:p>2316800</text:p>
          </table:table-cell>
          <table:table-cell office:value-type="float" office:value="2324000" calcext:value-type="float">
            <text:p>2324000</text:p>
          </table:table-cell>
          <table:table-cell office:value-type="float" office:value="2284500" calcext:value-type="float">
            <text:p>2284500</text:p>
          </table:table-cell>
          <table:table-cell office:value-type="float" office:value="2422800" calcext:value-type="float">
            <text:p>2422800</text:p>
          </table:table-cell>
          <table:table-cell office:value-type="float" office:value="2494100" calcext:value-type="float">
            <text:p>24941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200600" calcext:value-type="float">
            <text:p>-2200600</text:p>
          </table:table-cell>
          <table:table-cell office:value-type="float" office:value="-2202300" calcext:value-type="float">
            <text:p>-2202300</text:p>
          </table:table-cell>
          <table:table-cell office:value-type="float" office:value="-2321000" calcext:value-type="float">
            <text:p>-2321000</text:p>
          </table:table-cell>
          <table:table-cell office:value-type="float" office:value="-2431600" calcext:value-type="float">
            <text:p>-2431600</text:p>
          </table:table-cell>
          <table:table-cell office:value-type="float" office:value="-2458600" calcext:value-type="float">
            <text:p>-24586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16200" calcext:value-type="float">
            <text:p>116200</text:p>
          </table:table-cell>
          <table:table-cell office:value-type="float" office:value="121700" calcext:value-type="float">
            <text:p>121700</text:p>
          </table:table-cell>
          <table:table-cell office:value-type="float" office:value="-36500" calcext:value-type="float">
            <text:p>-36500</text:p>
          </table:table-cell>
          <table:table-cell office:value-type="float" office:value="-8800" calcext:value-type="float">
            <text:p>-8800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85100" calcext:value-type="float">
            <text:p>85100</text:p>
          </table:table-cell>
          <table:table-cell office:value-type="float" office:value="89400" calcext:value-type="float">
            <text:p>89400</text:p>
          </table:table-cell>
          <table:table-cell office:value-type="float" office:value="-82700" calcext:value-type="float">
            <text:p>-827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-0.65" calcext:value-type="float">
            <text:p>-0,6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128136115" calcext:value-type="float">
            <text:p>12813611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188700" calcext:value-type="float">
            <text:p>1188700</text:p>
          </table:table-cell>
          <table:table-cell office:value-type="float" office:value="841500" calcext:value-type="float">
            <text:p>841500</text:p>
          </table:table-cell>
          <table:table-cell office:value-type="float" office:value="964100" calcext:value-type="float">
            <text:p>964100</text:p>
          </table:table-cell>
          <table:table-cell office:value-type="float" office:value="1423600" calcext:value-type="float">
            <text:p>1423600</text:p>
          </table:table-cell>
          <table:table-cell office:value-type="float" office:value="1511100" calcext:value-type="float">
            <text:p>15111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200700" calcext:value-type="float">
            <text:p>1200700</text:p>
          </table:table-cell>
          <table:table-cell office:value-type="float" office:value="1084300" calcext:value-type="float">
            <text:p>1084300</text:p>
          </table:table-cell>
          <table:table-cell office:value-type="float" office:value="798600" calcext:value-type="float">
            <text:p>798600</text:p>
          </table:table-cell>
          <table:table-cell office:value-type="float" office:value="2200600" calcext:value-type="float">
            <text:p>2200600</text:p>
          </table:table-cell>
          <table:table-cell office:value-type="float" office:value="698700" calcext:value-type="float">
            <text:p>6987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528700" calcext:value-type="float">
            <text:p>2528700</text:p>
          </table:table-cell>
          <table:table-cell office:value-type="float" office:value="2050300" calcext:value-type="float">
            <text:p>2050300</text:p>
          </table:table-cell>
          <table:table-cell office:value-type="float" office:value="1885100" calcext:value-type="float">
            <text:p>1885100</text:p>
          </table:table-cell>
          <table:table-cell office:value-type="float" office:value="2200600" calcext:value-type="float">
            <text:p>2200600</text:p>
          </table:table-cell>
          <table:table-cell office:value-type="float" office:value="2241700" calcext:value-type="float">
            <text:p>22417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857000" calcext:value-type="float">
            <text:p>857000</text:p>
          </table:table-cell>
          <table:table-cell office:value-type="float" office:value="727500" calcext:value-type="float">
            <text:p>727500</text:p>
          </table:table-cell>
          <table:table-cell office:value-type="float" office:value="513700" calcext:value-type="float">
            <text:p>513700</text:p>
          </table:table-cell>
          <table:table-cell office:value-type="float" office:value="691100" calcext:value-type="float">
            <text:p>691100</text:p>
          </table:table-cell>
          <table:table-cell office:value-type="float" office:value="785500" calcext:value-type="float">
            <text:p>7855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671700" calcext:value-type="float">
            <text:p>1671700</text:p>
          </table:table-cell>
          <table:table-cell office:value-type="float" office:value="1322800" calcext:value-type="float">
            <text:p>1322800</text:p>
          </table:table-cell>
          <table:table-cell office:value-type="float" office:value="1371400" calcext:value-type="float">
            <text:p>1371400</text:p>
          </table:table-cell>
          <table:table-cell office:value-type="float" office:value="1509500" calcext:value-type="float">
            <text:p>1509500</text:p>
          </table:table-cell>
          <table:table-cell office:value-type="float" office:value="1456200" calcext:value-type="float">
            <text:p>14562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528700" calcext:value-type="float">
            <text:p>2528700</text:p>
          </table:table-cell>
          <table:table-cell office:value-type="float" office:value="2050300" calcext:value-type="float">
            <text:p>2050300</text:p>
          </table:table-cell>
          <table:table-cell office:value-type="float" office:value="1885100" calcext:value-type="float">
            <text:p>1885100</text:p>
          </table:table-cell>
          <table:table-cell office:value-type="float" office:value="2200600" calcext:value-type="float">
            <text:p>2200600</text:p>
          </table:table-cell>
          <table:table-cell office:value-type="float" office:value="2241700" calcext:value-type="float">
            <text:p>22417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43:02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7S</meta:editing-duration>
    <meta:editing-cycles>3</meta:editing-cycles>
    <meta:generator>LibreOffice/5.4.2.2$Windows_X86_64 LibreOffice_project/22b09f6418e8c2d508a9eaf86b2399209b0990f4</meta:generator>
    <dc:date>2017-11-22T11:43:17.690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